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14cc" officeooo:paragraph-rsid="001014cc"/>
    </style:style>
    <style:style style:name="P2" style:family="paragraph" style:parent-style-name="Standard">
      <style:paragraph-properties fo:text-align="start" style:justify-single-word="false"/>
      <style:text-properties officeooo:rsid="001014cc" officeooo:paragraph-rsid="001014cc"/>
    </style:style>
    <style:style style:name="P3" style:family="paragraph" style:parent-style-name="Standard">
      <style:paragraph-properties fo:text-align="start" style:justify-single-word="false"/>
      <style:text-properties officeooo:rsid="001014cc" officeooo:paragraph-rsid="0010b665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014cc" officeooo:paragraph-rsid="001014cc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014cc" officeooo:paragraph-rsid="001014cc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0b665" officeooo:paragraph-rsid="001014cc"/>
    </style:style>
    <style:style style:name="P7" style:family="paragraph" style:parent-style-name="Standard">
      <style:paragraph-properties fo:text-align="start" style:justify-single-word="false"/>
      <style:text-properties officeooo:rsid="0010b665" officeooo:paragraph-rsid="0010b665"/>
    </style:style>
    <style:style style:name="P8" style:family="paragraph" style:parent-style-name="Standard">
      <style:paragraph-properties fo:text-align="start" style:justify-single-word="false"/>
      <style:text-properties officeooo:rsid="00131bf1" officeooo:paragraph-rsid="00131bf1"/>
    </style:style>
    <style:style style:name="P9" style:family="paragraph" style:parent-style-name="Standard">
      <style:paragraph-properties fo:text-align="start" style:justify-single-word="false"/>
      <style:text-properties officeooo:rsid="00178576" officeooo:paragraph-rsid="00178576"/>
    </style:style>
    <style:style style:name="P10" style:family="paragraph" style:parent-style-name="Standard">
      <style:paragraph-properties fo:text-align="start" style:justify-single-word="false"/>
      <style:text-properties officeooo:rsid="00178576" officeooo:paragraph-rsid="0017ce90"/>
    </style:style>
    <style:style style:name="P11" style:family="paragraph" style:parent-style-name="Standard">
      <style:paragraph-properties fo:text-align="start" style:justify-single-word="false"/>
      <style:text-properties officeooo:rsid="0017ce90" officeooo:paragraph-rsid="0017ce90"/>
    </style:style>
    <style:style style:name="P12" style:family="paragraph" style:parent-style-name="Standard">
      <style:paragraph-properties fo:text-align="start" style:justify-single-word="false"/>
      <style:text-properties officeooo:rsid="00197bff" officeooo:paragraph-rsid="00197b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b665" style:font-weight-asian="bold" style:font-weight-complex="bold"/>
    </style:style>
    <style:style style:name="T3" style:family="text">
      <style:text-properties fo:font-weight="bold" officeooo:rsid="0017ce90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10f727"/>
    </style:style>
    <style:style style:name="T7" style:family="text">
      <style:text-properties officeooo:rsid="00135bf3"/>
    </style:style>
    <style:style style:name="T8" style:family="text">
      <style:text-properties officeooo:rsid="00178576"/>
    </style:style>
    <style:style style:name="T9" style:family="text">
      <style:text-properties officeooo:rsid="0017ce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ctorian age (1837-1901, <text:span text:style-name="T6">pg. 246</text:span>) </text:p>
      <text:p text:style-name="P5"/>
      <text:p text:style-name="P1"/>
      <text:p text:style-name="P1"/>
      <text:p text:style-name="P2">The name of this period came to queen Victoria.</text:p>
      <text:p text:style-name="P2">Became queen when she was only 18.</text:p>
      <text:p text:style-name="P2">She is remembered as good queen because she was very dedicated to the Country.</text:p>
      <text:p text:style-name="P3">The most important keywords were <text:span text:style-name="T1">respectability (strict, respectable and decent "code" of behaviour) </text:span><text:span text:style-name="T2">and Victorian Compromise.</text:span><text:span text:style-name="T1"> </text:span></text:p>
      <text:p text:style-name="P2">Social and political: was an age of a big contraddition, and an age of many reforms. <text:s/></text:p>
      <text:p text:style-name="P6"/>
      <text:p text:style-name="P10"><text:span text:style-name="T9">There were </text:span><text:span text:style-name="T3">Optimistics </text:span><text:span text:style-name="T9">and <text:tab/>P</text:span><text:span text:style-name="T3">essimistics </text:span><text:span text:style-name="T9">in this period.</text:span></text:p>
      <text:p text:style-name="P11"><text:span text:style-name="T1">Pessimistics</text:span> told that the social contrast in the Country will develop and will have taken to a situation where the social classes will in conflict.</text:p>
      <text:p text:style-name="P11"/>
      <text:p text:style-name="P6"/>
      <text:p text:style-name="P7">1) Utilitarianism (Jerency Bentham --&gt; John Stuar Mill) --&gt; Charles Dickens </text:p>
      <text:p text:style-name="P7">2) The theory of evolution (Charles Darwin) --&gt; 2<text:span text:style-name="T4">nd </text:span><text:span text:style-name="T5"><text:s/>half of the XIX century literature; Thomas Hardhy</text:span></text:p>
      <text:p text:style-name="P7">3) Religious revival</text:p>
      <text:p text:style-name="P7">4) Socialism </text:p>
      <text:p text:style-name="P7"/>
      <text:p text:style-name="P7">The new workers starts to claim more rights</text:p>
      <text:p text:style-name="P2"/>
      <text:p text:style-name="P2"/>
      <text:p text:style-name="P8">1832: first great reform Bills.</text:p>
      <text:p text:style-name="P8"><text:span text:style-name="T8">Is the</text:span> ye<text:span text:style-name="T7">a</text:span>r of the passage from Romantic age to the Victorian age.</text:p>
      <text:p text:style-name="P8"/>
      <text:p text:style-name="P9">In 1836 the London working men associations wrote the people's chart, they asked for more freedom and rights.</text:p>
      <text:p text:style-name="P9"/>
      <text:p text:style-name="P12">The novel rappresents the main form of litera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18S</meta:editing-duration>
    <meta:editing-cycles>9</meta:editing-cycles>
    <meta:generator>LibreOffice/5.2.1.2$Windows_x86 LibreOffice_project/31dd62db80d4e60af04904455ec9c9219178d620</meta:generator>
    <dc:date>2017-11-27T10:07:21.462000000</dc:date>
    <meta:document-statistic meta:table-count="0" meta:image-count="0" meta:object-count="0" meta:page-count="1" meta:paragraph-count="17" meta:word-count="188" meta:character-count="1121" meta:non-whitespace-character-count="945"/>
    <meta:user-defined meta:name="Info 1"/>
    <meta:user-defined meta:name="Info 2"/>
    <meta:user-defined meta:name="Info 3"/>
    <meta:user-defined meta:name="Info 4"/>
  </office:meta>
</office:document-meta>
</file>